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D0000028FE0BF05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" svg:font-family="Montserra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4.633cm" fo:margin-left="0.018cm" fo:margin-top="0cm" fo:margin-bottom="0cm" table:align="left" style:writing-mode="page"/>
    </style:style>
    <style:style style:name="Tableau1.A" style:family="table-column">
      <style:table-column-properties style:column-width="2.141cm"/>
    </style:style>
    <style:style style:name="Tableau1.B" style:family="table-column">
      <style:table-column-properties style:column-width="22.49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2" style:family="table">
      <style:table-properties style:width="24.617cm" fo:margin-left="0.018cm" fo:margin-top="0cm" fo:margin-bottom="0cm" table:align="left" style:writing-mode="page"/>
    </style:style>
    <style:style style:name="Tableau2.A" style:family="table-column">
      <style:table-column-properties style:column-width="2.194cm"/>
    </style:style>
    <style:style style:name="Tableau2.B" style:family="table-column">
      <style:table-column-properties style:column-width="5.373cm"/>
    </style:style>
    <style:style style:name="Tableau2.C" style:family="table-column">
      <style:table-column-properties style:column-width="7.327cm"/>
    </style:style>
    <style:style style:name="Tableau2.D" style:family="table-column">
      <style:table-column-properties style:column-width="9.72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3" style:family="table">
      <style:table-properties style:width="24.194cm" fo:margin-left="0.191cm" fo:margin-top="0cm" fo:margin-bottom="0cm" table:align="left" style:writing-mode="page"/>
    </style:style>
    <style:style style:name="Tableau3.A" style:family="table-column">
      <style:table-column-properties style:column-width="3.323cm"/>
    </style:style>
    <style:style style:name="Tableau3.B" style:family="table-column">
      <style:table-column-properties style:column-width="3.704cm"/>
    </style:style>
    <style:style style:name="Tableau3.C" style:family="table-column">
      <style:table-column-properties style:column-width="4.106cm"/>
    </style:style>
    <style:style style:name="Tableau3.D" style:family="table-column">
      <style:table-column-properties style:column-width="8.594cm"/>
    </style:style>
    <style:style style:name="Tableau3.E" style:family="table-column">
      <style:table-column-properties style:column-width="4.466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3.2" style:family="table-row">
      <style:table-row-properties style:min-row-height="3.429cm" fo:keep-together="auto"/>
    </style:style>
    <style:style style:name="Tableau3.3" style:family="table-row">
      <style:table-row-properties style:min-row-height="4.064cm" fo:keep-together="auto"/>
    </style:style>
    <style:style style:name="Tableau3.4" style:family="table-row">
      <style:table-row-properties style:min-row-height="3.117cm" fo:keep-together="auto"/>
    </style:style>
    <style:style style:name="Tableau3.A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/>
      <style:text-properties officeooo:paragraph-rsid="0003510b"/>
    </style:style>
    <style:style style:name="P3" style:family="paragraph" style:parent-style-name="Title" style:master-page-name="Standard">
      <style:paragraph-properties fo:margin-top="0cm" fo:margin-bottom="0.423cm" style:contextual-spacing="false" fo:line-height="100%" fo:text-align="center" style:justify-single-word="false" fo:orphans="0" fo:widows="0" style:page-number="1"/>
    </style:style>
    <style:style style:name="P4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</style:style>
    <style:style style:name="P5" style:family="paragraph" style:parent-style-name="normal">
      <style:paragraph-properties fo:line-height="100%" fo:orphans="0" fo:widows="0"/>
    </style:style>
    <style:style style:name="P6" style:family="paragraph" style:parent-style-name="normal" style:list-style-name="WWNum5">
      <style:paragraph-properties fo:margin-left="1.27cm" fo:line-height="100%" fo:orphans="0" fo:widows="0" fo:text-indent="-0.635cm" style:auto-text-indent="false"/>
    </style:style>
    <style:style style:name="P7" style:family="paragraph" style:parent-style-name="normal" style:list-style-name="WWNum8">
      <style:paragraph-properties fo:margin-left="1.27cm" fo:line-height="100%" fo:orphans="0" fo:widows="0" fo:text-indent="-0.635cm" style:auto-text-indent="false"/>
    </style:style>
    <style:style style:name="P8" style:family="paragraph" style:parent-style-name="normal" style:list-style-name="WWNum4">
      <style:paragraph-properties fo:margin-left="1.27cm" fo:line-height="100%" fo:orphans="0" fo:widows="0" fo:text-indent="-0.635cm" style:auto-text-indent="false"/>
    </style:style>
    <style:style style:name="P9" style:family="paragraph" style:parent-style-name="normal" style:list-style-name="WWNum2">
      <style:paragraph-properties fo:margin-left="1.27cm" fo:line-height="100%" fo:orphans="0" fo:widows="0" fo:text-indent="-0.635cm" style:auto-text-indent="false"/>
    </style:style>
    <style:style style:name="P10" style:family="paragraph" style:parent-style-name="normal" style:list-style-name="WWNum1">
      <style:paragraph-properties fo:margin-left="1.27cm" fo:line-height="100%" fo:orphans="0" fo:widows="0" fo:text-indent="-0.635cm" style:auto-text-indent="false"/>
    </style:style>
    <style:style style:name="P11" style:family="paragraph" style:parent-style-name="normal" style:list-style-name="WWNum6">
      <style:paragraph-properties fo:margin-left="1.27cm" fo:line-height="100%" fo:orphans="0" fo:widows="0" fo:text-indent="-0.635cm" style:auto-text-indent="false"/>
    </style:style>
    <style:style style:name="P12" style:family="paragraph" style:parent-style-name="normal" style:list-style-name="WWNum3">
      <style:paragraph-properties fo:margin-left="1.27cm" fo:line-height="100%" fo:orphans="0" fo:widows="0" fo:text-indent="-0.635cm" style:auto-text-indent="false"/>
    </style:style>
    <style:style style:name="P13" style:family="paragraph" style:parent-style-name="normal">
      <style:text-properties style:font-name="Montserrat" style:font-name-asian="Montserrat1" style:font-name-complex="Montserrat1"/>
    </style:style>
    <style:style style:name="P14" style:family="paragraph" style:parent-style-name="normal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5" style:family="paragraph" style:parent-style-name="normal">
      <style:paragraph-properties fo:margin-left="0cm" fo:line-height="100%" fo:orphans="0" fo:widows="0" fo:text-indent="0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6" style:family="paragraph" style:parent-style-name="normal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7" style:family="paragraph" style:parent-style-name="normal">
      <style:paragraph-properties fo:margin-left="1.27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8" style:family="paragraph" style:parent-style-name="normal">
      <style:text-properties style:font-name="Montserrat" fo:font-size="12pt" style:font-name-asian="Montserrat1" style:font-size-asian="12pt" style:font-name-complex="Montserrat1" style:font-size-complex="12pt"/>
    </style:style>
    <style:style style:name="P19" style:family="paragraph" style:parent-style-name="normal" style:list-style-name="WWNum7">
      <style:paragraph-properties fo:margin-left="1.27cm" fo:text-indent="0cm" style:auto-text-indent="false"/>
      <style:text-properties style:font-name="Montserrat" fo:font-style="normal" officeooo:rsid="00069649" officeooo:paragraph-rsid="0008ab5d" style:font-name-asian="Montserrat1" style:font-style-asian="normal" style:font-name-complex="Montserrat1" style:font-style-complex="normal"/>
    </style:style>
    <style:style style:name="P20" style:family="paragraph" style:parent-style-name="normal">
      <style:paragraph-properties fo:line-height="100%" fo:orphans="0" fo:widows="0"/>
      <style:text-properties style:font-name="Montserrat" fo:font-style="normal" officeooo:rsid="00069649" officeooo:paragraph-rsid="00069649" style:font-name-asian="Montserrat1" style:font-style-asian="normal" style:font-name-complex="Montserrat1" style:font-style-complex="normal"/>
    </style:style>
    <style:style style:name="P21" style:family="paragraph" style:parent-style-name="normal">
      <style:paragraph-properties fo:line-height="100%" fo:orphans="0" fo:widows="0"/>
      <style:text-properties style:font-name="Montserrat" fo:font-style="normal" officeooo:rsid="0003510b" officeooo:paragraph-rsid="0003510b" style:font-name-asian="Montserrat1" style:font-style-asian="normal" style:font-name-complex="Montserrat1" style:font-style-complex="normal"/>
    </style:style>
    <style:style style:name="P22" style:family="paragraph" style:parent-style-name="normal">
      <style:paragraph-properties fo:line-height="100%" fo:orphans="0" fo:widows="0"/>
      <style:text-properties style:font-name="Montserrat" fo:font-style="normal" officeooo:rsid="0004edb4" officeooo:paragraph-rsid="0004edb4" style:font-name-asian="Montserrat1" style:font-style-asian="normal" style:font-name-complex="Montserrat1" style:font-style-complex="normal"/>
    </style:style>
    <style:style style:name="P23" style:family="paragraph" style:parent-style-name="normal">
      <style:paragraph-properties fo:line-height="100%" fo:orphans="0" fo:widows="0"/>
      <style:text-properties style:font-name="Montserrat" fo:font-style="normal" officeooo:rsid="00073bf1" officeooo:paragraph-rsid="00073bf1" style:font-name-asian="Montserrat1" style:font-style-asian="normal" style:font-name-complex="Montserrat1" style:font-style-complex="normal"/>
    </style:style>
    <style:style style:name="P24" style:family="paragraph" style:parent-style-name="normal">
      <style:paragraph-properties fo:line-height="100%" fo:orphans="0" fo:widows="0"/>
      <style:text-properties style:font-name="Montserrat" fo:font-style="normal" style:font-name-asian="Montserrat1" style:font-style-asian="normal" style:font-name-complex="Montserrat1" style:font-style-complex="normal"/>
    </style:style>
    <style:style style:name="P25" style:family="paragraph" style:parent-style-name="normal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6" style:family="paragraph" style:parent-style-name="normal">
      <style:paragraph-properties fo:margin-left="0cm" fo:line-height="100%" fo:orphans="0" fo:widows="0" fo:text-indent="0cm" style:auto-text-indent="false"/>
      <style:text-properties style:font-name="Montserrat" fo:font-size="14pt" fo:font-weight="bold" officeooo:paragraph-rsid="0004edb4" style:font-name-asian="Montserrat1" style:font-size-asian="14pt" style:font-weight-asian="bold" style:font-name-complex="Montserrat1" style:font-size-complex="14pt"/>
    </style:style>
    <style:style style:name="P27" style:family="paragraph" style:parent-style-name="normal">
      <style:paragraph-properties fo:line-height="100%" fo:orphans="0" fo:widows="0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28" style:family="paragraph" style:parent-style-name="normal" style:list-style-name="WWNum4">
      <style:paragraph-properties fo:margin-left="1.27cm" fo:text-indent="-0.635cm" style:auto-text-indent="false"/>
      <style:text-properties officeooo:paragraph-rsid="00073bf1"/>
    </style:style>
    <style:style style:name="P29" style:family="paragraph" style:parent-style-name="normal" style:list-style-name="WWNum4">
      <style:paragraph-properties fo:margin-left="1.27cm" fo:text-indent="-0.635cm" style:auto-text-indent="false"/>
    </style:style>
    <style:style style:name="P30" style:family="paragraph" style:parent-style-name="normal">
      <style:paragraph-properties fo:text-indent="-0.026cm" style:auto-text-indent="false"/>
    </style:style>
    <style:style style:name="P31" style:family="paragraph" style:parent-style-name="normal" style:list-style-name="WWNum7">
      <style:paragraph-properties fo:margin-left="1.27cm" fo:text-indent="-0.635cm" style:auto-text-indent="false"/>
    </style:style>
    <style:style style:name="P32" style:family="paragraph" style:parent-style-name="normal" style:list-style-name="WWNum7">
      <style:paragraph-properties fo:margin-left="1.27cm" fo:text-indent="0cm" style:auto-text-indent="false"/>
      <style:text-properties officeooo:rsid="00073bf1" officeooo:paragraph-rsid="00073bf1"/>
    </style:style>
    <style:style style:name="P33" style:family="paragraph" style:parent-style-name="normal" style:list-style-name="WWNum7">
      <style:paragraph-properties fo:margin-left="1.27cm" fo:text-indent="-0.635cm" style:auto-text-indent="false"/>
      <style:text-properties officeooo:rsid="00073bf1" officeooo:paragraph-rsid="0008ab5d"/>
    </style:style>
    <style:style style:name="P34" style:family="paragraph" style:parent-style-name="normal" style:list-style-name="WWNum3">
      <style:paragraph-properties fo:margin-left="1.27cm" fo:line-height="100%" fo:orphans="0" fo:widows="0" fo:text-indent="-0.635cm" style:auto-text-indent="false"/>
      <style:text-properties officeooo:rsid="0008f15d" officeooo:paragraph-rsid="0008f15d"/>
    </style:style>
    <style:style style:name="P35" style:family="paragraph" style:parent-style-name="normal">
      <style:paragraph-properties fo:line-height="100%" fo:orphans="0" fo:widows="0"/>
      <style:text-properties officeooo:rsid="0009b91f" officeooo:paragraph-rsid="0009b91f"/>
    </style:style>
    <style:style style:name="P36" style:family="paragraph" style:parent-style-name="normal">
      <style:paragraph-properties fo:line-height="100%" fo:orphans="0" fo:widows="0"/>
      <style:text-properties fo:color="#2c3338" loext:opacity="100%" style:font-name="Montserrat" fo:font-style="normal" fo:background-color="#ffffff" style:font-name-asian="Montserrat1" style:font-style-asian="normal" style:font-name-complex="Montserrat1" style:font-style-complex="normal"/>
    </style:style>
    <style:style style:name="P37" style:family="paragraph" style:parent-style-name="normal">
      <style:paragraph-properties fo:line-height="100%" fo:orphans="0" fo:widows="0"/>
      <style:text-properties fo:font-style="normal" style:font-style-asian="normal" style:font-style-complex="normal"/>
    </style:style>
    <style:style style:name="P38" style:family="paragraph" style:parent-style-name="normal">
      <style:paragraph-properties fo:line-height="100%" fo:orphans="0" fo:widows="0"/>
      <style:text-properties fo:font-style="normal" officeooo:rsid="0003510b" officeooo:paragraph-rsid="0003510b" style:font-style-asian="normal" style:font-style-complex="normal"/>
    </style:style>
    <style:style style:name="P39" style:family="paragraph" style:parent-style-name="normal">
      <style:paragraph-properties fo:line-height="100%" fo:orphans="0" fo:widows="0"/>
      <style:text-properties fo:font-style="normal" officeooo:rsid="0003510b" officeooo:paragraph-rsid="0004edb4" style:font-style-asian="normal" style:font-style-complex="normal"/>
    </style:style>
    <style:style style:name="P40" style:family="paragraph" style:parent-style-name="normal">
      <style:paragraph-properties fo:line-height="100%" fo:orphans="0" fo:widows="0"/>
      <style:text-properties fo:font-style="normal" officeooo:rsid="0004edb4" officeooo:paragraph-rsid="0004edb4" style:font-style-asian="normal" style:font-style-complex="normal"/>
    </style:style>
    <style:style style:name="P4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style:font-name="Montserrat" officeooo:rsid="0003510b" style:font-name-asian="Montserrat1" style:font-name-complex="Montserrat1"/>
    </style:style>
    <style:style style:name="T3" style:family="text">
      <style:text-properties style:font-name="Montserrat" officeooo:rsid="0004edb4" style:font-name-asian="Montserrat1" style:font-name-complex="Montserrat1"/>
    </style:style>
    <style:style style:name="T4" style:family="text">
      <style:text-properties style:font-name="Montserrat" officeooo:rsid="00069649" style:font-name-asian="Montserrat1" style:font-name-complex="Montserrat1"/>
    </style:style>
    <style:style style:name="T5" style:family="text">
      <style:text-properties style:font-name="Montserrat" fo:font-weight="bold" style:font-name-asian="Montserrat1" style:font-weight-asian="bold" style:font-name-complex="Montserrat1"/>
    </style:style>
    <style:style style:name="T6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7" style:family="text">
      <style:text-properties style:font-name="Montserrat" fo:font-size="12pt" officeooo:rsid="00073bf1" style:font-name-asian="Montserrat1" style:font-size-asian="12pt" style:font-name-complex="Montserrat1" style:font-size-complex="12pt"/>
    </style:style>
    <style:style style:name="T8" style:family="text">
      <style:text-properties style:font-name="Montserrat" fo:font-size="12pt" officeooo:rsid="0008ab5d" style:font-name-asian="Montserrat1" style:font-size-asian="12pt" style:font-name-complex="Montserrat1" style:font-size-complex="12pt"/>
    </style:style>
    <style:style style:name="T9" style:family="text">
      <style:text-properties style:font-name="Montserrat" fo:font-size="12pt" officeooo:rsid="0008f15d" style:font-name-asian="Montserrat1" style:font-size-asian="12pt" style:font-name-complex="Montserrat1" style:font-size-complex="12pt"/>
    </style:style>
    <style:style style:name="T10" style:family="text">
      <style:text-properties style:font-name="Montserrat" fo:font-size="12pt" style:text-underline-style="solid" style:text-underline-width="auto" style:text-underline-color="font-color" style:font-name-asian="Montserrat1" style:font-size-asian="12pt" style:font-name-complex="Montserrat1" style:font-size-complex="12pt"/>
    </style:style>
    <style:style style:name="T11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1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13" style:family="text">
      <style:text-properties style:font-name="Montserrat" fo:font-size="12pt" style:text-underline-style="none" style:font-name-asian="Montserrat1" style:font-size-asian="12pt" style:font-name-complex="Montserrat1" style:font-size-complex="12pt"/>
    </style:style>
    <style:style style:name="T14" style:family="text">
      <style:text-properties style:font-name="Montserrat" fo:font-size="12pt" fo:font-style="normal" style:font-name-asian="Montserrat1" style:font-size-asian="12pt" style:font-style-asian="normal" style:font-name-complex="Montserrat1" style:font-size-complex="12pt" style:font-style-complex="normal"/>
    </style:style>
    <style:style style:name="T15" style:family="text">
      <style:text-properties style:font-name="Montserrat" fo:font-size="12pt" fo:font-style="normal" officeooo:rsid="00069649" style:font-name-asian="Montserrat1" style:font-size-asian="12pt" style:font-style-asian="normal" style:font-name-complex="Montserrat1" style:font-size-complex="12pt" style:font-style-complex="normal"/>
    </style:style>
    <style:style style:name="T16" style:family="text">
      <style:text-properties style:font-name="Montserrat" fo:font-size="12pt" fo:font-style="normal" officeooo:rsid="0008ab5d" style:font-name-asian="Montserrat1" style:font-size-asian="12pt" style:font-style-asian="normal" style:font-name-complex="Montserrat1" style:font-size-complex="12pt" style:font-style-complex="normal"/>
    </style:style>
    <style:style style:name="T17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18" style:family="text">
      <style:text-properties style:font-name="Montserrat" fo:font-size="14pt" style:text-underline-style="none" fo:font-weight="bold" style:font-name-asian="Montserrat1" style:font-size-asian="14pt" style:font-weight-asian="bold" style:font-name-complex="Montserrat1" style:font-size-complex="14pt"/>
    </style:style>
    <style:style style:name="T19" style:family="text">
      <style:text-properties officeooo:rsid="00073bf1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08ab5d" style:font-size-asian="12pt" style:font-size-complex="12pt"/>
    </style:style>
    <style:style style:name="T22" style:family="text">
      <style:text-properties officeooo:rsid="0008f15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/>
      <text:p text:style-name="P4" loext:marker-style-name="T1"/>
      <text:p text:style-name="P4" loext:marker-style-name="T1"/>
      <text:p text:style-name="P4" loext:marker-style-name="T1"><text:bookmark text:name="_1jgtpi0w9ri"/><text:span text:style-name="T1">Spécifications techniques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 loext:marker-style-name="T1"><text:span text:style-name="T5">Projet</text:span><text:span text:style-name="T1"> </text:span></text:p>
          </table:table-cell>
          <table:table-cell table:style-name="Tableau1.A1" office:value-type="string">
            <text:p text:style-name="P35" loext:marker-style-name="T1"><text:span text:style-name="T1">Menu Maker by Qwenta</text:span></text:p>
          </table:table-cell>
        </table:table-row>
      </table:table>
      <text:p text:style-name="P13" loext:marker-style-name="T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5" loext:marker-style-name="T5"><text:span text:style-name="T5">Version</text:span></text:p>
          </table:table-cell>
          <table:table-cell table:style-name="Tableau2.A1" office:value-type="string">
            <text:p text:style-name="P5" loext:marker-style-name="T5"><text:span text:style-name="T5">Auteur</text:span></text:p>
          </table:table-cell>
          <table:table-cell table:style-name="Tableau2.A1" office:value-type="string">
            <text:p text:style-name="P5" loext:marker-style-name="T5"><text:span text:style-name="T5">Date</text:span></text:p>
          </table:table-cell>
          <table:table-cell table:style-name="Tableau2.A1" office:value-type="string">
            <text:p text:style-name="P5" loext:marker-style-name="T5"><text:span text:style-name="T5">Approbation </text:span></text:p>
          </table:table-cell>
        </table:table-row>
        <table:table-row table:style-name="Tableau2.1">
          <table:table-cell table:style-name="Tableau2.A1" office:value-type="string">
            <text:p text:style-name="P5" loext:marker-style-name="T1"><text:span text:style-name="T1">1.0</text:span></text:p>
          </table:table-cell>
          <table:table-cell table:style-name="Tableau2.A1" office:value-type="string">
            <text:p text:style-name="P35" loext:marker-style-name="T1"><text:span text:style-name="T1">Enzo Vincent</text:span></text:p>
          </table:table-cell>
          <table:table-cell table:style-name="Tableau2.A1" office:value-type="string">
            <text:p text:style-name="P35" loext:marker-style-name="T1"><text:span text:style-name="T1">15/01/2023</text:span></text:p>
          </table:table-cell>
          <table:table-cell table:style-name="Tableau2.A1" office:value-type="string">
            <text:p text:style-name="P5" loext:marker-style-name="T1"><text:span text:style-name="T1">[nom de la personne qui doit valider le document]</text:span></text:p>
          </table:table-cell>
        </table:table-row>
      </table:table>
      <text:p text:style-name="P13" loext:marker-style-name="T1"/>
      <text:p text:style-name="normal" loext:marker-style-name="T11"><text:span text:style-name="T6">Le but de ce document est de </text:span><text:span text:style-name="T10">définir et justifier</text:span><text:span text:style-name="T6"> les spécifications techniques de [nom du projet].</text:span></text:p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><text:soft-page-break/></text:p>
      <text:p text:style-name="P27" loext:marker-style-name="T11"/>
      <text:p text:style-name="P27" loext:marker-style-name="T11"/>
      <text:list xml:id="list3626412853" text:style-name="WWNum4">
        <text:list-item>
          <text:p text:style-name="P28" loext:marker-style-name="T17"><text:span text:style-name="T17">Choix technologiques</text:span></text:p>
        </text:list-item>
      </text:list>
      <text:p text:style-name="P30" loext:marker-style-name="T11"><draw:rect text:anchor-type="as-char" style:rel-width="100%" draw:z-index="6" draw:name="Forme1" draw:style-name="gr1" draw:text-style-name="P41" svg:width="24.621cm" svg:height="0.054cm"><text:p/></draw:rect></text:p>
      <text:p text:style-name="P14" loext:marker-style-name="T11"/>
      <text:list text:style-name="WWNum5">
        <text:list-item>
          <text:p text:style-name="P6" loext:marker-style-name="T6"><text:span text:style-name="T6">État des lieux des besoins fonctionnels et de leurs solutions techniques :</text:span></text:p>
        </text:list-item>
      </text:list>
      <text:p text:style-name="normal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5" loext:marker-style-name="T5"><text:span text:style-name="T5">Besoin </text:span></text:p>
          </table:table-cell>
          <table:table-cell table:style-name="Tableau3.A1" office:value-type="string">
            <text:p text:style-name="P5" loext:marker-style-name="T5"><text:span text:style-name="T5">Contraintes</text:span></text:p>
          </table:table-cell>
          <table:table-cell table:style-name="Tableau3.A1" office:value-type="string">
            <text:p text:style-name="P5" loext:marker-style-name="T5"><text:span text:style-name="T5">Solution</text:span></text:p>
          </table:table-cell>
          <table:table-cell table:style-name="Tableau3.A1" office:value-type="string">
            <text:p text:style-name="P5" loext:marker-style-name="T5"><text:span text:style-name="T5">Description de la solution</text:span></text:p>
          </table:table-cell>
          <table:table-cell table:style-name="Tableau3.A1" office:value-type="string">
            <text:p text:style-name="P5" loext:marker-style-name="T5"><text:span text:style-name="T5">Justification (2 arguments)</text:span></text:p>
          </table:table-cell>
        </table:table-row>
        <table:table-row table:style-name="Tableau3.2">
          <table:table-cell table:style-name="Tableau3.A1" office:value-type="string">
            <text:p text:style-name="P37"><text:span text:style-name="T1">Création d'un </text:span><text:span text:style-name="T2">plat /</text:span><text:span text:style-name="T1"> catégorie</text:span></text:p>
            <text:p text:style-name="P24">--------------</text:p>
            <text:p text:style-name="P21">Infos légales</text:p>
          </table:table-cell>
          <table:table-cell table:style-name="Tableau3.A1" office:value-type="string">
            <text:p text:style-name="P24">L'ajout d'une catégorie doit pouvoir se faire directement sur l'écran de création de menu depuis une modale.</text:p>
          </table:table-cell>
          <table:table-cell table:style-name="Tableau3.A1" office:value-type="string">
            <text:p text:style-name="P24">react-modal </text:p>
          </table:table-cell>
          <table:table-cell table:style-name="Tableau3.A1" office:value-type="string">
            <text:p text:style-name="P37"><text:span text:style-name="T1">Cette librairie React permet de créer simplement des modales</text:span><text:span text:style-name="T3"> </text:span><text:span text:style-name="T1">performantes, avec un minimum de code.</text:span></text:p>
            <text:p text:style-name="P36"/>
          </table:table-cell>
          <table:table-cell table:style-name="Tableau3.A1" office:value-type="string">
            <text:p text:style-name="P24"><text:s/>1) Nous avons choisi de développer en React, la librairie est cohérente avec ce choix.</text:p>
            <text:p text:style-name="P37"><text:span text:style-name="T1">2) </text:span><text:span text:style-name="T4">Librairie la plus utilisée</text:span></text:p>
          </table:table-cell>
        </table:table-row>
        <table:table-row table:style-name="Tableau3.3">
          <table:table-cell table:style-name="Tableau3.A1" office:value-type="string">
            <text:p text:style-name="P21">Animations bannière / formes géométriques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21">react-spring</text:p>
          </table:table-cell>
          <table:table-cell table:style-name="Tableau3.A1" office:value-type="string">
            <text:p text:style-name="P21">Permet de créer et manipuler des animations fluides avec de bonnes performances</text:p>
          </table:table-cell>
          <table:table-cell table:style-name="Tableau3.A1" office:value-type="string">
            <text:p text:style-name="P38"><text:span text:style-name="T3">1)</text:span><text:span text:style-name="T1">Librairie </text:span><text:span text:style-name="T3">adaptée à React</text:span></text:p>
            <text:p text:style-name="P22">2) Permet de meilleures performances d’animations interactives</text:p>
            <text:p text:style-name="P38"/>
          </table:table-cell>
        </table:table-row>
        <text:soft-page-break/>
        <table:table-row table:style-name="Tableau3.4">
          <table:table-cell table:style-name="Tableau3.A4" office:value-type="string">
            <text:p text:style-name="P21">Choix du style de menu</text:p>
          </table:table-cell>
          <table:table-cell table:style-name="Tableau3.A4" office:value-type="string">
            <text:p text:style-name="P21">Visualiser le menu actuellement créé</text:p>
          </table:table-cell>
          <table:table-cell table:style-name="Tableau3.A4" office:value-type="string">
            <text:p text:style-name="P21">1. Styled-components</text:p>
            <text:p text:style-name="P21">2.useEffect()</text:p>
            <text:p text:style-name="P38"/>
          </table:table-cell>
          <table:table-cell table:style-name="Tableau3.A4" office:value-type="string">
            <text:p text:style-name="P21">1. Permet de gérer facilement le style depuis le code JavaScript</text:p>
            <text:p text:style-name="P21">2. Permet de manipuler le menu et d’observer les changements en temps réel</text:p>
          </table:table-cell>
          <table:table-cell table:style-name="Tableau3.A4" office:value-type="string">
            <text:p text:style-name="P21">1. Praticité de la manipulation du CSS</text:p>
            <text:p text:style-name="P21">2. Menu mis à jour automatiquement par la fonction.</text:p>
            <text:p text:style-name="P21"/>
          </table:table-cell>
        </table:table-row>
        <table:table-row table:style-name="Tableau3.1">
          <table:table-cell table:style-name="Tableau3.A4" office:value-type="string">
            <text:p text:style-name="P21">Menu PDF</text:p>
          </table:table-cell>
          <table:table-cell table:style-name="Tableau3.A4" office:value-type="string">
            <text:p text:style-name="P21">Télécharger le menu en un clic</text:p>
          </table:table-cell>
          <table:table-cell table:style-name="Tableau3.A4" office:value-type="string">
            <text:p text:style-name="P21">React-pdf</text:p>
          </table:table-cell>
          <table:table-cell table:style-name="Tableau3.A4" office:value-type="string">
            <text:p text:style-name="P21">Permet la création d’un fichier pdf à partir du menu édité</text:p>
          </table:table-cell>
          <table:table-cell table:style-name="Tableau3.A4" office:value-type="string">
            <text:p text:style-name="P38"><text:span text:style-name="T3">1)</text:span><text:span text:style-name="T1">Librairie conçue pour react</text:span></text:p>
            <text:p text:style-name="P22">2) Simple à manipuler</text:p>
          </table:table-cell>
        </table:table-row>
        <table:table-row table:style-name="Tableau3.1">
          <table:table-cell table:style-name="Tableau3.A4" office:value-type="string">
            <text:p text:style-name="P21">Deliveroo</text:p>
          </table:table-cell>
          <table:table-cell table:style-name="Tableau3.A4" office:value-type="string">
            <text:p text:style-name="P21">Exportation du menu sur Deliveroo //</text:p>
            <text:p text:style-name="P21">Gérer les fonctionnalités Deliveroo ? ( Commandes / Horaires / Livreurs )</text:p>
            <text:p text:style-name="P38"/>
          </table:table-cell>
          <table:table-cell table:style-name="Tableau3.A4" office:value-type="string">
            <text:p text:style-name="P21">Partner Platform Suite</text:p>
          </table:table-cell>
          <table:table-cell table:style-name="Tableau3.A4" office:value-type="string">
            <text:p text:style-name="P21">Contient plusieurs API permettant de gérer toutes les infos relatives à Deliveroo</text:p>
            <text:p text:style-name="P21">- Menu API : Upload du menu / gérer la disponibilité du produit</text:p>
            <text:p text:style-name="P21">- Orders API : Gérer les commandes</text:p>
            <text:p text:style-name="P21">- Site API : Horaires / Traffic du restaurant</text:p>
            <text:p text:style-name="P21">- Rider Status API : Informations relatives aux livreurs</text:p>
          </table:table-cell>
          <table:table-cell table:style-name="Tableau3.A4" office:value-type="string">
            <text:p text:style-name="P38"><text:span text:style-name="T3">1) </text:span><text:span text:style-name="T1">Contient toutes les fonctionnalités nécessaires </text:span><text:span text:style-name="T3">à l’utilisation de Deliveroo pour un restaurateur.</text:span></text:p>
            <text:p text:style-name="P22">2) API officielles de la plateforme de livraison.</text:p>
          </table:table-cell>
        </table:table-row>
        <table:table-row table:style-name="Tableau3.1">
          <table:table-cell table:style-name="Tableau3.A4" office:value-type="string">
            <text:p text:style-name="P22">Dashboard</text:p>
          </table:table-cell>
          <table:table-cell table:style-name="Tableau3.A4" office:value-type="string">
            <text:p text:style-name="P22">Avoir accès à la création, diffusion, impression de menus + articles de blog</text:p>
          </table:table-cell>
          <table:table-cell table:style-name="Tableau3.A4" office:value-type="string">
            <text:p text:style-name="P22">React-router</text:p>
            <text:p text:style-name="P22"/>
          </table:table-cell>
          <table:table-cell table:style-name="Tableau3.A4" office:value-type="string">
            <text:p text:style-name="P22">1.Définit des routes vers différentes pages, accessible directement dans le Dashboard</text:p>
            <text:p text:style-name="P39"><text:span text:style-name="T3">2.</text:span><text:span text:style-name="T1">Permet de manipuler les informations relatives à chaque menu pour les modifier, supprimer, ou en ajouter</text:span></text:p>
          </table:table-cell>
          <table:table-cell table:style-name="Tableau3.A4" office:value-type="string">
            <text:p text:style-name="P22">1.Permet la consultation de toutes les sections depuis un seul endroit.</text:p>
            <text:p text:style-name="P23">2) Router très utilisé et performant</text:p>
          </table:table-cell>
        </table:table-row>
        <text:soft-page-break/>
        <table:table-row table:style-name="Tableau3.1">
          <table:table-cell table:style-name="Tableau3.A4" office:value-type="string">
            <text:p text:style-name="P22">Accessibilité</text:p>
          </table:table-cell>
          <table:table-cell table:style-name="Tableau3.A4" office:value-type="string">
            <text:p text:style-name="P22">Navigation au clavier et site lisible par un lecteur d’écran</text:p>
          </table:table-cell>
          <table:table-cell table:style-name="Tableau3.A4" office:value-type="string">
            <text:p text:style-name="P20">React Aria</text:p>
            <text:p text:style-name="P40"/>
          </table:table-cell>
          <table:table-cell table:style-name="Tableau3.A4" office:value-type="string">
            <text:p text:style-name="P22">Aide à déceler les problèmes d’accessibilité durant le développement.</text:p>
          </table:table-cell>
          <table:table-cell table:style-name="Tableau3.A4" office:value-type="string">
            <text:p text:style-name="P22">1) <text:span text:style-name="T19">S’adapte à plusieurs types d’appareils </text:span><text:span text:style-name="T22">et</text:span><text:span text:style-name="T19"> à plus de 30 langages</text:span></text:p>
            <text:p text:style-name="P22">2) Paramétrable en fonction des besoins</text:p>
          </table:table-cell>
        </table:table-row>
      </table:table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list xml:id="list163128004235176" text:continue-list="list3626412853" text:style-name="WWNum4">
        <text:list-item>
          <text:p text:style-name="P29" loext:marker-style-name="T17"><text:span text:style-name="T17">Liens avec le back-end </text:span></text:p>
        </text:list-item>
      </text:list>
      <text:p text:style-name="P30" loext:marker-style-name="T11"><draw:rect text:anchor-type="as-char" style:rel-width="100%" draw:z-index="7" draw:name="Forme2" draw:style-name="gr1" draw:text-style-name="P41" svg:width="24.621cm" svg:height="0.054cm"><text:p/></draw:rect></text:p>
      <text:p text:style-name="P16" loext:marker-style-name="T6"/>
      <text:list text:style-name="WWNum7">
        <text:list-item>
          <text:p text:style-name="P31" loext:marker-style-name="T6"><text:span text:style-name="T6">Quel langage pour le serveur ? </text:span></text:p>
          <text:list>
            <text:list-header>
              <text:p text:style-name="P31" loext:marker-style-name="T6"><text:span text:style-name="T6"><text:s text:c="13"/>- </text:span><text:span text:style-name="T8">Node.js</text:span></text:p>
              <text:p text:style-name="P31" loext:marker-style-name="T6"><text:span text:style-name="T8"><text:s text:c="13"/>1) Ex</text:span><text:span text:style-name="T9">é</text:span><text:span text:style-name="T8">cution du JavaScript rapide</text:span></text:p>
              <text:p text:style-name="P31" loext:marker-style-name="T6"><text:span text:style-name="T8"><text:s text:c="13"/>2) Utilise un modèle non bloquant I/O </text:span></text:p>
            </text:list-header>
          </text:list>
        </text:list-item>
        <text:list-item>
          <text:p text:style-name="P31" loext:marker-style-name="T13"><text:span text:style-name="T6">A-t-on besoin d’une API ? Si oui laquelle ? </text:span></text:p>
          <text:p text:style-name="P32" loext:marker-style-name="T13"><text:span text:style-name="T6"><text:s text:c="13"/>- </text:span><text:span text:style-name="T15">REST API</text:span></text:p>
          <text:list>
            <text:list-item>
              <text:list>
                <text:list-header>
                  <text:p text:style-name="P33" loext:marker-style-name="T13"><text:span text:style-name="T15"><text:s text:c="12"/>1) Permet de réutiliser les réponses reçues pour améliorer l’</text:span><text:span text:style-name="T16">efficacité du site</text:span></text:p>
                  <text:p text:style-name="P19" loext:marker-style-name="T13"><text:span text:style-name="T21"><text:s text:c="12"/></text:span><text:span text:style-name="T20">2) Sécurité améliorée grâce au système de couches.</text:span></text:p>
                </text:list-header>
              </text:list>
            </text:list-item>
          </text:list>
        </text:list-item>
        <text:list-item>
          <text:p text:style-name="P31" loext:marker-style-name="T13"><text:span text:style-name="T6">Base de données choisie : </text:span></text:p>
          <text:p text:style-name="P31" loext:marker-style-name="T13"><text:span text:style-name="T12"><text:s text:c="10"/></text:span><text:span text:style-name="T14"><text:s text:c="2"/>- </text:span><text:span text:style-name="T16">MongoDB</text:span></text:p>
          <text:p text:style-name="P31" loext:marker-style-name="T13"><text:span text:style-name="T16"><text:s text:c="12"/>1) Database NoSQL ( meilleure flexibilité dans la structuration des données )</text:span></text:p>
          <text:list>
            <text:list-header>
              <text:p text:style-name="P31" loext:marker-style-name="T13"><text:span text:style-name="T16"><text:s text:c="12"/>2) Performances / flexibilité élevées</text:span></text:p>
            </text:list-header>
          </text:list>
        </text:list-item>
      </text:list>
      <text:p text:style-name="P18" loext:marker-style-name="T6"><text:soft-page-break/></text:p>
      <text:p text:style-name="P25" loext:marker-style-name="T17"/>
      <text:p text:style-name="P25" loext:marker-style-name="T17"/>
      <text:list xml:id="list163127182993735" text:continue-list="list163128004235176" text:style-name="WWNum4">
        <text:list-item>
          <text:p text:style-name="P29" loext:marker-style-name="T17"><text:span text:style-name="T17">Préconisations concernant le domaine et l’hébergement</text:span></text:p>
        </text:list-item>
      </text:list>
      <text:p text:style-name="P30" loext:marker-style-name="T11"><draw:rect text:anchor-type="as-char" style:rel-width="100%" draw:z-index="8" draw:name="Forme3" draw:style-name="gr1" draw:text-style-name="P41" svg:width="24.621cm" svg:height="0.054cm"><text:p/></draw:rect></text:p>
      <text:p text:style-name="P16" loext:marker-style-name="T6"/>
      <text:list text:style-name="WWNum8">
        <text:list-item>
          <text:p text:style-name="P7" loext:marker-style-name="T6"><text:span text:style-name="T6">Nom du domaine : </text:span><text:span text:style-name="T7">Sous domaine de Qwenta </text:span><text:span text:style-name="T9">( à valider )</text:span></text:p>
        </text:list-item>
        <text:list-item>
          <text:p text:style-name="P7" loext:marker-style-name="T6"><text:span text:style-name="T6">Nom de l’hébergement : </text:span><text:span text:style-name="T9">Hostinger</text:span></text:p>
        </text:list-item>
        <text:list-item>
          <text:p text:style-name="P7" loext:marker-style-name="T6"><text:span text:style-name="T6">Adresses e-mail : </text:span><text:span text:style-name="T9">menumaker@qwenta.fr</text:span></text:p>
        </text:list-item>
      </text:list>
      <text:p text:style-name="P17" loext:marker-style-name="T6"/>
      <text:p text:style-name="P26" loext:marker-style-name="T17"/>
      <text:list xml:id="list163127180425750" text:continue-list="list163127182993735" text:style-name="WWNum4">
        <text:list-item>
          <text:p text:style-name="P8" loext:marker-style-name="T18"><text:span text:style-name="T17">Accessibilité</text:span></text:p>
        </text:list-item>
      </text:list>
      <text:p text:style-name="P30" loext:marker-style-name="T11"><draw:rect text:anchor-type="as-char" style:rel-width="100%" draw:z-index="9" draw:name="Forme4" draw:style-name="gr1" draw:text-style-name="P41" svg:width="24.621cm" svg:height="0.054cm"><text:p/></draw:rect></text:p>
      <text:p text:style-name="P16" loext:marker-style-name="T6"/>
      <text:list text:style-name="WWNum2">
        <text:list-item>
          <text:p text:style-name="P9" loext:marker-style-name="T6"><text:span text:style-name="T6">Compatibilité navigateur : <text:s/></text:span><text:span text:style-name="T7">Chrome, Firefox, Safari</text:span></text:p>
        </text:list-item>
        <text:list-item>
          <text:p text:style-name="P9" loext:marker-style-name="T6"><text:span text:style-name="T6">Types d’appareils : </text:span><text:span text:style-name="T7">Lecteurs d’écrans, navigation au clavier</text:span></text:p>
        </text:list-item>
      </text:list>
      <text:p text:style-name="P17" loext:marker-style-name="T6"/>
      <text:p text:style-name="P16" loext:marker-style-name="T6"/>
      <text:list xml:id="list163127843480094" text:continue-list="list163127180425750" text:style-name="WWNum4">
        <text:list-item>
          <text:p text:style-name="P8" loext:marker-style-name="T17"><text:span text:style-name="T17">Services tiers</text:span></text:p>
        </text:list-item>
      </text:list>
      <text:p text:style-name="P30" loext:marker-style-name="T11"><draw:rect text:anchor-type="as-char" style:rel-width="100%" draw:z-index="10" draw:name="Forme5" draw:style-name="gr1" draw:text-style-name="P41" svg:width="24.621cm" svg:height="0.054cm"><text:p/></draw:rect></text:p>
      <text:p text:style-name="P16" loext:marker-style-name="T6"/>
      <text:list text:style-name="WWNum1">
        <text:list-item>
          <text:p text:style-name="P10" loext:marker-style-name="T13"><text:span text:style-name="T6">Noms et justification de ceux qui devront être implémentés pour le bon fonctionnement et le suivi du site (par exemple les plugins).</text:span></text:p>
        </text:list-item>
      </text:list>
      <text:p text:style-name="P14" loext:marker-style-name="T11"/>
      <text:p text:style-name="P14" loext:marker-style-name="T11"/>
      <text:p text:style-name="P14" loext:marker-style-name="T11"/>
      <text:p text:style-name="P14" loext:marker-style-name="T11"/>
      <text:p text:style-name="P14" loext:marker-style-name="T11"><text:soft-page-break/></text:p>
      <text:p text:style-name="P14" loext:marker-style-name="T11"/>
      <text:list xml:id="list163127309365477" text:continue-list="list163127843480094" text:style-name="WWNum4">
        <text:list-item>
          <text:p text:style-name="P8" loext:marker-style-name="T17"><text:span text:style-name="T17">Recommandations en termes de sécurité</text:span></text:p>
        </text:list-item>
      </text:list>
      <text:p text:style-name="P30" loext:marker-style-name="T11"><draw:rect text:anchor-type="as-char" style:rel-width="100%" draw:z-index="11" draw:name="Forme6" draw:style-name="gr1" draw:text-style-name="P41" svg:width="24.621cm" svg:height="0.054cm"><text:p/></draw:rect></text:p>
      <text:p text:style-name="P15" loext:marker-style-name="T11"/>
      <text:list text:style-name="WWNum6">
        <text:list-item>
          <text:p text:style-name="P11" loext:marker-style-name="T6"><text:span text:style-name="T6">Accès aux comptes, plugins…</text:span></text:p>
          <text:p text:style-name="P11" loext:marker-style-name="T6"><text:span text:style-name="T6">- </text:span><text:span text:style-name="T9">Helmet.js : <text:s/>Améliore la sécurité du site, notamment contre les XSS </text:span></text:p>
        </text:list-item>
      </text:list>
      <text:p text:style-name="P5" loext:marker-style-name="T11"><text:span text:style-name="T6"><text:line-break/></text:span></text:p>
      <text:list text:continue-list="list163127309365477" text:style-name="WWNum4">
        <text:list-item>
          <text:p text:style-name="P8" loext:marker-style-name="T17"><text:span text:style-name="T17">Maintenance du site et futures mises à jour</text:span><draw:rect text:anchor-type="as-char" style:rel-width="100%" draw:z-index="12" draw:name="Forme7" draw:style-name="gr1" draw:text-style-name="P41" svg:width="24.621cm" svg:height="0.054cm"><text:p/></draw:rect></text:p>
        </text:list-item>
      </text:list>
      <text:p text:style-name="P14" loext:marker-style-name="T11"/>
      <text:list text:style-name="WWNum3">
        <text:list-item>
          <text:p text:style-name="P12" loext:marker-style-name="T6"><text:span text:style-name="T6">Grandes lignes du contrat de maintenance.</text:span></text:p>
          <text:p text:style-name="P34" loext:marker-style-name="T6"><text:span text:style-name="T6">- En se basant sur les mises à jour des modules et de React, il est prévu d’effectuer 3 à 4 mises à jour par an selon les correctif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" svg:font-family="Montserra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normal">
      <style:paragraph-properties fo:text-align="start" style:justify-single-word="false"/>
      <style:text-properties officeooo:paragraph-rsid="0003510b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age1.png" text:anchor-type="char" svg:x="9.491cm" svg:y="-2.143cm" svg:width="5.622cm" svg:height="2.812cm" draw:z-index="5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3T16:31:25.867000000</dc:date>
    <meta:editing-duration>P2DT14H4M28S</meta:editing-duration>
    <meta:editing-cycles>8</meta:editing-cycles>
    <meta:generator>LibreOffice/7.6.4.1$Windows_X86_64 LibreOffice_project/e19e193f88cd6c0525a17fb7a176ed8e6a3e2aa1</meta:generator>
    <meta:document-statistic meta:table-count="3" meta:image-count="1" meta:object-count="0" meta:page-count="6" meta:paragraph-count="105" meta:word-count="668" meta:character-count="4153" meta:non-whitespace-character-count="3487"/>
  </office:meta>
</office:document-meta>
</file>